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Text_20_body">
      <style:text-properties officeooo:rsid="002d8f10" officeooo:paragraph-rsid="002d8f10"/>
    </style:style>
    <style:style style:name="P9" style:family="paragraph" style:parent-style-name="Text_20_body">
      <style:text-properties officeooo:rsid="002dc4bf" officeooo:paragraph-rsid="002dc4bf"/>
    </style:style>
    <style:style style:name="P10" style:family="paragraph" style:parent-style-name="Text_20_body">
      <style:text-properties officeooo:rsid="0033cd2c" officeooo:paragraph-rsid="0033cd2c"/>
    </style:style>
    <style:style style:name="P11" style:family="paragraph" style:parent-style-name="Text_20_body">
      <style:text-properties officeooo:rsid="007124a9" officeooo:paragraph-rsid="007124a9"/>
    </style:style>
    <style:style style:name="P12" style:family="paragraph" style:parent-style-name="Text_20_body">
      <style:text-properties officeooo:rsid="00738660" officeooo:paragraph-rsid="00738660"/>
    </style:style>
    <style:style style:name="P13" style:family="paragraph" style:parent-style-name="Text_20_body">
      <style:text-properties officeooo:rsid="00743afd" officeooo:paragraph-rsid="00743afd"/>
    </style:style>
    <style:style style:name="P14" style:family="paragraph" style:parent-style-name="Text_20_body">
      <style:text-properties fo:font-weight="bold" style:font-weight-asian="bold" style:font-weight-complex="bold"/>
    </style:style>
    <style:style style:name="P15" style:family="paragraph" style:parent-style-name="Text_20_body">
      <style:text-properties fo:font-weight="bold" officeooo:paragraph-rsid="00743afd" style:font-weight-asian="bold" style:font-weight-complex="bold"/>
    </style:style>
    <style:style style:name="P16" style:family="paragraph" style:parent-style-name="Text_20_body">
      <style:text-properties fo:font-weight="bold" officeooo:rsid="0075eb1b" officeooo:paragraph-rsid="0075eb1b" style:font-weight-asian="bold" style:font-weight-complex="bold"/>
    </style:style>
    <style:style style:name="P17" style:family="paragraph" style:parent-style-name="Text_20_body">
      <style:text-properties fo:font-weight="bold" officeooo:rsid="0077198c" officeooo:paragraph-rsid="0077198c" style:font-weight-asian="bold" style:font-weight-complex="bold"/>
    </style:style>
    <style:style style:name="P18" style:family="paragraph" style:parent-style-name="Text_20_body">
      <style:text-properties fo:font-weight="bold" officeooo:rsid="00743afd" officeooo:paragraph-rsid="00743afd" style:font-weight-asian="bold" style:font-weight-complex="bold"/>
    </style:style>
    <style:style style:name="P19" style:family="paragraph" style:parent-style-name="Text_20_body">
      <style:text-properties fo:font-weight="bold" officeooo:rsid="0075d1d6" officeooo:paragraph-rsid="0075d1d6" style:font-weight-asian="bold" style:font-weight-complex="bold"/>
    </style:style>
    <style:style style:name="P20" style:family="paragraph" style:parent-style-name="Text_20_body">
      <style:text-properties fo:font-weight="bold" officeooo:paragraph-rsid="00851522" style:font-weight-asian="bold" style:font-weight-complex="bold"/>
    </style:style>
    <style:style style:name="P21" style:family="paragraph" style:parent-style-name="Text_20_body">
      <style:text-properties officeooo:rsid="0075d1d6" officeooo:paragraph-rsid="0075d1d6"/>
    </style:style>
    <style:style style:name="P22" style:family="paragraph" style:parent-style-name="Text_20_body">
      <style:text-properties officeooo:paragraph-rsid="0075d1d6"/>
    </style:style>
    <style:style style:name="P23" style:family="paragraph" style:parent-style-name="Text_20_body">
      <style:text-properties officeooo:rsid="0075eb1b" officeooo:paragraph-rsid="0075eb1b"/>
    </style:style>
    <style:style style:name="P24" style:family="paragraph" style:parent-style-name="Text_20_body">
      <style:text-properties officeooo:rsid="0077198c" officeooo:paragraph-rsid="0077198c"/>
    </style:style>
    <style:style style:name="P25" style:family="paragraph" style:parent-style-name="Text_20_body">
      <style:text-properties officeooo:rsid="0081a4eb" officeooo:paragraph-rsid="0081a4eb"/>
    </style:style>
    <style:style style:name="P26" style:family="paragraph" style:parent-style-name="Text_20_body">
      <style:text-properties officeooo:rsid="00836925" officeooo:paragraph-rsid="00836925"/>
    </style:style>
    <style:style style:name="P27" style:family="paragraph" style:parent-style-name="Text_20_body">
      <style:text-properties officeooo:paragraph-rsid="00836925"/>
    </style:style>
    <style:style style:name="P28" style:family="paragraph" style:parent-style-name="Text_20_body">
      <style:text-properties officeooo:rsid="007eb78f" officeooo:paragraph-rsid="00836925"/>
    </style:style>
    <style:style style:name="P29" style:family="paragraph" style:parent-style-name="Text_20_body">
      <style:text-properties officeooo:paragraph-rsid="00851522"/>
    </style:style>
    <style:style style:name="P30" style:family="paragraph" style:parent-style-name="Text_20_body">
      <style:text-properties fo:font-style="normal" fo:font-weight="normal" officeooo:paragraph-rsid="00851522" style:font-style-asian="normal" style:font-weight-asian="normal" style:font-style-complex="normal" style:font-weight-complex="normal"/>
    </style:style>
    <style:style style:name="P3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2" style:family="paragraph" style:parent-style-name="Standard" style:list-style-name="L1">
      <style:text-properties officeooo:rsid="007124a9" officeooo:paragraph-rsid="007124a9"/>
    </style:style>
    <style:style style:name="P33" style:family="paragraph" style:parent-style-name="Standard" style:list-style-name="L1">
      <style:text-properties officeooo:rsid="007d2b2e" officeooo:paragraph-rsid="007d2b2e"/>
    </style:style>
    <style:style style:name="P34" style:family="paragraph" style:parent-style-name="Standard" style:list-style-name="L1">
      <style:text-properties officeooo:rsid="00844bdd" officeooo:paragraph-rsid="00844bdd"/>
    </style:style>
    <style:style style:name="P35" style:family="paragraph" style:parent-style-name="Standard" style:list-style-name="L1">
      <style:text-properties officeooo:rsid="0089c435" officeooo:paragraph-rsid="0089c435"/>
    </style:style>
    <style:style style:name="P36" style:family="paragraph" style:parent-style-name="Standard" style:master-page-name="First_20_Page">
      <style:paragraph-properties style:page-number="auto"/>
    </style:style>
    <style:style style:name="P37" style:family="paragraph" style:parent-style-name="Text_20_body" style:list-style-name="L2">
      <style:text-properties officeooo:rsid="007124a9" officeooo:paragraph-rsid="007124a9"/>
    </style:style>
    <style:style style:name="P38" style:family="paragraph" style:parent-style-name="Text_20_body">
      <style:text-properties fo:color="#000000" style:font-name="Monospace" fo:font-size="10pt" fo:font-style="normal" fo:font-weight="normal" officeooo:rsid="00851522" officeooo:paragraph-rsid="00851522" style:font-size-asian="10pt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officeooo:rsid="0075d1d6" officeooo:paragraph-rsid="0075d1d6"/>
    </style:style>
    <style:style style:name="P40" style:family="paragraph" style:parent-style-name="Text_20_body">
      <style:text-properties officeooo:rsid="008929dc" officeooo:paragraph-rsid="008929dc"/>
    </style:style>
    <style:style style:name="P41" style:family="paragraph" style:parent-style-name="Text_20_body" style:list-style-name="L3">
      <style:text-properties officeooo:rsid="008929dc" officeooo:paragraph-rsid="008d7ebe"/>
    </style:style>
    <style:style style:name="P42" style:family="paragraph" style:parent-style-name="Text_20_body">
      <style:text-properties fo:font-weight="bold" officeooo:rsid="008929dc" officeooo:paragraph-rsid="008929dc" style:font-weight-asian="bold" style:font-weight-complex="bold"/>
    </style:style>
    <style:style style:name="P43" style:family="paragraph" style:parent-style-name="Text_20_body">
      <style:text-properties officeooo:paragraph-rsid="00836925"/>
    </style:style>
    <style:style style:name="P44" style:family="paragraph" style:parent-style-name="Text_20_body">
      <style:text-properties officeooo:rsid="0036a586" officeooo:paragraph-rsid="0036a586"/>
    </style:style>
    <style:style style:name="P45" style:family="paragraph" style:parent-style-name="Text_20_body">
      <style:text-properties officeooo:rsid="002dc4bf" officeooo:paragraph-rsid="002dc4bf"/>
    </style:style>
    <style:style style:name="P46" style:family="paragraph" style:parent-style-name="Heading_20_2">
      <style:text-properties officeooo:rsid="0036a586" officeooo:paragraph-rsid="0036a586"/>
    </style:style>
    <style:style style:name="P47" style:family="paragraph" style:parent-style-name="Heading_20_2" style:list-style-name=""/>
    <style:style style:name="P48" style:family="paragraph" style:parent-style-name="Heading_20_2">
      <style:text-properties officeooo:paragraph-rsid="007124a9"/>
    </style:style>
    <style:style style:name="P49" style:family="paragraph" style:parent-style-name="Heading_20_2">
      <style:text-properties officeooo:paragraph-rsid="008eead1"/>
    </style:style>
    <style:style style:name="P50" style:family="paragraph" style:parent-style-name="Heading_20_2">
      <style:paragraph-properties fo:break-before="page"/>
    </style:style>
    <style:style style:name="P51" style:family="paragraph" style:parent-style-name="Heading_20_1">
      <style:paragraph-properties fo:break-before="page"/>
    </style:style>
    <style:style style:name="P52" style:family="paragraph" style:parent-style-name="Heading_20_1">
      <style:paragraph-properties fo:break-before="page"/>
      <style:text-properties officeooo:rsid="003596f7" officeooo:paragraph-rsid="003596f7"/>
    </style:style>
    <style:style style:name="P53" style:family="paragraph" style:parent-style-name="Heading_20_1">
      <style:paragraph-properties fo:break-before="page"/>
      <style:text-properties officeooo:rsid="0068dc13" officeooo:paragraph-rsid="0068dc13"/>
    </style:style>
    <style:style style:name="P54" style:family="paragraph" style:parent-style-name="Heading_20_1">
      <style:paragraph-properties fo:break-before="page"/>
      <style:text-properties officeooo:rsid="00064816" officeooo:paragraph-rsid="00064816"/>
    </style:style>
    <style:style style:name="P55" style:family="paragraph" style:parent-style-name="Heading_20_3">
      <style:paragraph-properties fo:break-before="page"/>
    </style:style>
    <style:style style:name="P56" style:family="paragraph" style:parent-style-name="Heading_20_3">
      <style:paragraph-properties fo:break-before="page"/>
      <style:text-properties officeooo:paragraph-rsid="0075eb1b"/>
    </style:style>
    <style:style style:name="P57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8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9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f4b21"/>
    </style:style>
    <style:style style:name="T3" style:family="text">
      <style:text-properties officeooo:rsid="007124a9"/>
    </style:style>
    <style:style style:name="T4" style:family="text">
      <style:text-properties officeooo:rsid="0072745e"/>
    </style:style>
    <style:style style:name="T5" style:family="text">
      <style:text-properties officeooo:rsid="00787db8"/>
    </style:style>
    <style:style style:name="T6" style:family="text">
      <style:text-properties officeooo:rsid="007eb78f"/>
    </style:style>
    <style:style style:name="T7" style:family="text">
      <style:text-properties officeooo:rsid="00836925"/>
    </style:style>
    <style:style style:name="T8" style:family="text">
      <style:text-properties officeooo:rsid="00851522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851522" style:font-weight-asian="normal" style:font-weight-complex="normal"/>
    </style:style>
    <style:style style:name="T11" style:family="text">
      <style:text-properties officeooo:rsid="0075eb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31">Neue Features in UliCMS 9.8.<text:span text:style-name="T3">2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8"><text:a xlink:type="simple" xlink:href="#__RefHeading___Toc467_918909501" text:style-name="Index_20_Link" text:visited-style-name="Index_20_Link">Über dieses Dokument<text:tab/>3</text:a></text:p>
          <text:p text:style-name="P57"><text:a xlink:type="simple" xlink:href="#__RefHeading___Toc469_918909501" text:style-name="Index_20_Link" text:visited-style-name="Index_20_Link">Zielgruppe<text:tab/>3</text:a></text:p>
          <text:p text:style-name="P58"><text:a xlink:type="simple" xlink:href="#__RefHeading___Toc177_1047507027" text:style-name="Index_20_Link" text:visited-style-name="Index_20_Link">Übersicht der neuen Features<text:tab/>4</text:a></text:p>
          <text:p text:style-name="P58"><text:a xlink:type="simple" xlink:href="#__RefHeading___Toc179_1047507027" text:style-name="Index_20_Link" text:visited-style-name="Index_20_Link">Detailbeschreibungen<text:tab/>5</text:a></text:p>
          <text:p text:style-name="P57"><text:a xlink:type="simple" xlink:href="#__RefHeading__833_257063119" text:style-name="Index_20_Link" text:visited-style-name="Index_20_Link">Seiten erstellen &amp; Bearbeiten nutzt nun Tabs<text:tab/>5</text:a></text:p>
          <text:p text:style-name="P57"><text:a xlink:type="simple" xlink:href="#__RefHeading__835_257063119" text:style-name="Index_20_Link" text:visited-style-name="Index_20_Link">Neue Klassen und Funktionen<text:tab/>6</text:a></text:p>
          <text:p text:style-name="P59"><text:a xlink:type="simple" xlink:href="#__RefHeading__837_257063119" text:style-name="Index_20_Link" text:visited-style-name="Index_20_Link">Klasse „File“ hinzugefügt<text:tab/>6</text:a></text:p>
          <text:p text:style-name="P59"><text:a xlink:type="simple" xlink:href="#__RefHeading__463_502144810" text:style-name="Index_20_Link" text:visited-style-name="Index_20_Link">Klasse „Path“ hinzugefügt<text:tab/>7</text:a></text:p>
          <text:p text:style-name="P59"><text:a xlink:type="simple" xlink:href="#__RefHeading__839_257063119" text:style-name="Index_20_Link" text:visited-style-name="Index_20_Link">Funktionen zur Template Klasse hinzugefügt<text:tab/>8</text:a></text:p>
          <text:p text:style-name="P57"><text:a xlink:type="simple" xlink:href="#__RefHeading__843_257063119" text:style-name="Index_20_Link" text:visited-style-name="Index_20_Link">Skript „shell/sinstall.php“ hinzugefügt<text:tab/>9</text:a></text:p>
          <text:p text:style-name="P57"><text:a xlink:type="simple" xlink:href="#__RefHeading__385_260036931" text:style-name="Index_20_Link" text:visited-style-name="Index_20_Link">Aktualisierung von Komponenten<text:tab/>10</text:a></text:p>
          <text:p text:style-name="P59"><text:a xlink:type="simple" xlink:href="#__RefHeading__387_260036931" text:style-name="Index_20_Link" text:visited-style-name="Index_20_Link">Mobile_Detect aktualisiert<text:tab/>10</text:a></text:p>
          <text:p text:style-name="P59"><text:a xlink:type="simple" xlink:href="#__RefHeading__416_260036931" text:style-name="Index_20_Link" text:visited-style-name="Index_20_Link">CKEditor aktualisiert<text:tab/>10</text:a></text:p>
          <text:p text:style-name="P58"><text:a xlink:type="simple" xlink:href="#__RefHeading__739_824205956" text:style-name="Index_20_Link" text:visited-style-name="Index_20_Link">Sonstige Änderungen<text:tab/>11</text:a></text:p>
          <text:p text:style-name="P57"><text:a xlink:type="simple" xlink:href="#__RefHeading___Toc439_918909501" text:style-name="Index_20_Link" text:visited-style-name="Index_20_Link">Änderungen der Datenbankstruktur<text:tab/>11</text:a></text:p>
          <text:p text:style-name="P57"><text:a xlink:type="simple" xlink:href="#__RefHeading__483_502144810" text:style-name="Index_20_Link" text:visited-style-name="Index_20_Link">Änderungen der API<text:tab/>11</text:a></text:p>
        </text:index-body>
      </text:table-of-content>
      <text:p text:style-name="Text_20_body"/>
      <text:h text:style-name="P52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3">2</text:span>.</text:p>
      <text:h text:style-name="P46" text:outline-level="2"><text:bookmark-start text:name="__RefHeading___Toc469_918909501"/>Zielgruppe<text:bookmark-end text:name="__RefHeading___Toc469_918909501"/></text:h>
      <text:p text:style-name="P44">Zielgruppe dieses Dokuments sind Systemadministratoren, Webentwickler und Endanwender von UliCMS.</text:p>
      <text:h text:style-name="P54" text:outline-level="1"><text:bookmark-start text:name="__RefHeading___Toc177_1047507027"/>Übersicht der neuen Features<text:bookmark-end text:name="__RefHeading___Toc177_1047507027"/></text:h>
      <text:p text:style-name="P5">Diese Version von UliCMS enthält alle Features die in UliCMS 9.8.<text:span text:style-name="T3">1 </text:span>enthalten waren, sowie die folgenden neuen Features.</text:p>
      <text:p text:style-name="P5"/>
      <text:list xml:id="list3835792223849373810" text:style-name="L1">
        <text:list-item>
          <text:p text:style-name="P32">Seite erstellen &amp; bearbeiten nutzt nun Tabs</text:p>
        </text:list-item>
        <text:list-item>
          <text:p text:style-name="P32">Klasse „File“ hinzugefügt</text:p>
        </text:list-item>
        <text:list-item>
          <text:p text:style-name="P35">Klasse „Path“ hinzugefügt</text:p>
        </text:list-item>
        <text:list-item>
          <text:p text:style-name="P32">Funktionen zu Template Klasse hinzugefügt</text:p>
        </text:list-item>
        <text:list-item>
          <text:p text:style-name="P32">Skript „shell/sinstall.php“ hinzugefügt</text:p>
        </text:list-item>
        <text:list-item>
          <text:p text:style-name="P33">Mobile_Detect auf Version 2.8.19 aktualisiert</text:p>
        </text:list-item>
        <text:list-item>
          <text:p text:style-name="P34">CKEditor auf Version 4.5.6 aktualisiert</text:p>
        </text:list-item>
      </text:list>
      <text:h text:style-name="P51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p text:style-name="Text_20_body"/>
      <text:h text:style-name="P48" text:outline-level="2"><text:bookmark-start text:name="__RefHeading__833_257063119"/><text:span text:style-name="T3">Seiten erstellen &amp; Bearbeiten nutzt nun Tabs</text:span><text:bookmark-end text:name="__RefHeading__833_257063119"/></text:h>
      <text:p text:style-name="P11">Die Eingabefelder in der Seitenverwaltung sind nun in Tabs sortiert.<text:line-break/><text:span text:style-name="T4">Dies macht das Bearbeiten von Seiten für den Anwender übersichtlicher</text:span></text:p>
      <text:p text:style-name="P11">Es gibt die folgenden <text:span text:style-name="T5">Tabs</text:span>:</text:p>
      <text:list xml:id="list6088634643424279886" text:style-name="L2">
        <text:list-item>
          <text:p text:style-name="P37">Titel und Überschrift</text:p>
        </text:list-item>
        <text:list-item>
          <text:p text:style-name="P37">Menü Eintrag</text:p>
        </text:list-item>
        <text:list-item>
          <text:p text:style-name="P37">Weiterleitung auf externen Link</text:p>
        </text:list-item>
        <text:list-item>
          <text:p text:style-name="P37">Menüpunkt als Grafik &amp; Design</text:p>
        </text:list-item>
        <text:list-item>
          <text:p text:style-name="P37">Sichtbarkeit</text:p>
        </text:list-item>
        <text:list-item>
          <text:p text:style-name="P37">Meta-Daten</text:p>
        </text:list-item>
        <text:list-item>
          <text:p text:style-name="P37">Öffnen In</text:p>
        </text:list-item>
        <text:list-item>
          <text:p text:style-name="P37">Open Graph</text:p>
        </text:list-item>
        <text:list-item>
          <text:p text:style-name="P37">Benutzerdefinierte Daten (JSON)</text:p>
        </text:list-item>
      </text:list>
      <text:h text:style-name="P47" text:outline-level="2"/>
      <text:h text:style-name="P50" text:outline-level="2"><text:bookmark-start text:name="__RefHeading__835_257063119"/>Neue Klassen und Funktionen<text:bookmark-end text:name="__RefHeading__835_257063119"/></text:h>
      <text:p text:style-name="P12">Im folgenden eine Beschreibung der neuen Klassen und Funktionen für Webentwickler.</text:p>
      <text:p text:style-name="P12"/>
      <text:h text:style-name="Heading_20_3" text:outline-level="3"><text:bookmark-start text:name="__RefHeading__837_257063119"/>Klasse „File“ hinzugefügt<text:bookmark-end text:name="__RefHeading__837_257063119"/></text:h>
      <text:p text:style-name="P12">Die Klasse <text:span text:style-name="T1">File</text:span> wurde hinzugefügt. Diese enthält die folgenden Funktionen:</text:p>
      <text:p text:style-name="P15"/>
      <text:p text:style-name="P18">File::write($file, $content)</text:p>
      <text:p text:style-name="P13">Den Text $content in die Datei $file schreiben. Die Datei wird überschrieben, wenn sie bereits vorhanden ist.</text:p>
      <text:p text:style-name="P13"/>
      <text:p text:style-name="P18">File::append($file, $content)</text:p>
      <text:p text:style-name="P13">Der Text $content wird an das Ende der Datei $file angehängt.</text:p>
      <text:p text:style-name="P22"/>
      <text:p text:style-name="P19">File::read($file)</text:p>
      <text:p text:style-name="P21">Der Inhalt der Datei $file wird zurückgegeben.</text:p>
      <text:p text:style-name="P21"/>
      <text:p text:style-name="P19">File::delete($file)</text:p>
      <text:p text:style-name="P21">Die datei $file wird gelöscht. Ordner können mit dieser Funktion jedoch nicht gelöscht werden.</text:p>
      <text:p text:style-name="P21"/>
      <text:p text:style-name="P19">File::rename($old, $new)</text:p>
      <text:p text:style-name="P21">Benennt bzw. verschiebt die Datei $old zu $new.</text:p>
      <text:p text:style-name="P21"/>
      <text:h text:style-name="P55" text:outline-level="3"><text:bookmark-start text:name="__RefHeading__463_502144810"/>Klasse „Path“ hinzugefügt<text:bookmark-end text:name="__RefHeading__463_502144810"/></text:h>
      <text:p text:style-name="P40">Die Klasse Path wurde hinzugefügt.<text:line-break/>Diese enthält die folgenden Funktionen.</text:p>
      <text:p text:style-name="P40"/>
      <text:p text:style-name="P42">Path::resolve($path)</text:p>
      <text:p text:style-name="P40">Einen Pfad auflösen.<text:line-break/>Dabei werden die folgenden Konstanten vom System durch den entsprechenden Pfad ersetzt:</text:p>
      <text:list xml:id="list1079361717927360164" text:style-name="L3">
        <text:list-item>
          <text:p text:style-name="P41">ULICMS_ROOT</text:p>
        </text:list-item>
        <text:list-item>
          <text:p text:style-name="P41">ULICMS_TMP</text:p>
        </text:list-item>
        <text:list-item>
          <text:p text:style-name="P41">ULICMS_CACHE</text:p>
        </text:list-item>
      </text:list>
      <text:p text:style-name="P40">Außerdem werden unter Windows Backslashes durch Slashes ersetzt und Slashes am Ende des Strings werden entfernt.</text:p>
      <text:h text:style-name="P56" text:outline-level="3"><text:bookmark-start text:name="__RefHeading__839_257063119"/><text:span text:style-name="T11">Funktionen zur Template Klasse hinzugefügt</text:span><text:bookmark-end text:name="__RefHeading__839_257063119"/></text:h>
      <text:p text:style-name="P23">Die folgenden Funktionen wurden zur Klasse <text:span text:style-name="T1">Template</text:span> hinzugefügt:</text:p>
      <text:p text:style-name="P23"/>
      <text:p text:style-name="P16">Template::getEscape($value)</text:p>
      <text:p text:style-name="P23">Kodiert bzw. maskiert HTML-Sonderzeichen in $value und gibt den kodierten Text zurück.</text:p>
      <text:p text:style-name="P23"/>
      <text:p text:style-name="P16">Template::escape($value)</text:p>
      <text:p text:style-name="P23">Kodiert bzw. maskiert HTML-Sonderzeichen in $value und gibt den kodierten Text aus.</text:p>
      <text:p text:style-name="P23"/>
      <text:p text:style-name="P14">Template::homepageOwner()</text:p>
      <text:p text:style-name="Text_20_body"><text:span text:style-name="T9">Gibt den „</text:span><text:span text:style-name="Strong_20_Emphasis"><text:span text:style-name="T9">Inhaber der Website</text:span></text:span><text:span text:style-name="T9">“ aus.</text:span></text:p>
      <text:p text:style-name="Text_20_body"/>
      <text:p text:style-name="P20">Template::<text:span text:style-name="T8">getH</text:span>omepageOwner()</text:p>
      <text:p text:style-name="P29"><text:span text:style-name="T9">Gibt den „</text:span><text:span text:style-name="Strong_20_Emphasis"><text:span text:style-name="T9">Inhaber der Website</text:span></text:span><text:span text:style-name="T9">“ </text:span><text:span text:style-name="T10">zurück</text:span><text:span text:style-name="T9">.</text:span></text:p>
      <text:p text:style-name="P30"/>
      <text:p text:style-name="P14">Template::poweredByUliCMS()</text:p>
      <text:p text:style-name="Text_20_body">Gibt den Text „Diese Seite läuft mit UliCMS 9.8.2“ aus.</text:p>
      <text:p text:style-name="P38"/>
      <text:h text:style-name="P50" text:outline-level="2"><text:bookmark-start text:name="__RefHeading__843_257063119"/><text:span text:style-name="T3">Skript „shell/sinstall.php“ hinzugefügt</text:span><text:bookmark-end text:name="__RefHeading__843_257063119"/></text:h>
      <text:p text:style-name="P24">Das Skript ULICMS_ROOT/shell/sinstall.php wurde hinzugefügt.</text:p>
      <text:p text:style-name="P24">Dieses ist nur auf der Kommandozeile (Shell) ausführbar.</text:p>
      <text:p text:style-name="P24">Dieses Skript dient dazu ein SimpleInstall Paket im tar.gz zu installieren. <text:line-break/>Es unterstützt nur einen Parameter, [file]. Den Pfad zu einem UliCMS SimpleInstall Paket.</text:p>
      <text:p text:style-name="P24"/>
      <text:p text:style-name="P17">Beispielaufruf:</text:p>
      <text:p text:style-name="P24"><text:span text:style-name="Source_20_Text">$ php /var/www/html/shell/sinstall.php /home/myuser/fortune-0.0.2.tar.gz</text:span></text:p>
      <text:p text:style-name="P24"><text:span text:style-name="Source_20_Text">Package /home/myuser/fortune-0.0.2.tar.gz was successfully installed. </text:span></text:p>
      <text:h text:style-name="P50" text:outline-level="2"><text:bookmark-start text:name="__RefHeading__385_260036931"/>Aktualisierung von Komponenten<text:bookmark-end text:name="__RefHeading__385_260036931"/></text:h>
      <text:p text:style-name="Text_20_body"/>
      <text:h text:style-name="Heading_20_3" text:outline-level="3"><text:bookmark-start text:name="__RefHeading__387_260036931"/>Mobile_Detect aktualisiert<text:bookmark-end text:name="__RefHeading__387_260036931"/></text:h>
      <text:p text:style-name="P28">Mobile_Detect wurde auf Version 2.8.19 aktualisiert.<text:line-break/>Diese Klasse dient der Erkennung von mobilen Geräten wie Smartphones und Tablets.</text:p>
      <text:p text:style-name="P27"><text:span text:style-name="T6">Details zu den Änderungen in dieser Version finden Sie unter der folgenden Adresse:<text:line-break/></text:span><text:a xlink:type="simple" xlink:href="http://mobiledetect.net/"><text:span text:style-name="T6">http://mobiledetect.net/</text:span></text:a></text:p>
      <text:p text:style-name="P27"/>
      <text:h text:style-name="Heading_20_3" text:outline-level="3"><text:bookmark-start text:name="__RefHeading__416_260036931"/>CKEditor aktualisiert<text:bookmark-end text:name="__RefHeading__416_260036931"/></text:h>
      <text:p text:style-name="P25">CKEditor wurde auf Version 4.5.6 aktualisiert. <text:line-break/><text:span text:style-name="T7">Diese Open Source Komponente ermöglicht die grafische Bearbeitung von HTML-Codes.<text:line-break/>Falls nach dem Upgrade auf UliCMS 9.8.2 Probleme mit dem Seiteneditor auftreten sollten, leeren Sie bitte Ihren Browsercache</text:span></text:p>
      <text:p text:style-name="P26">Für eine Liste der Änderungen schauen Sie bitte unter dem folgendem Link:</text:p>
      <text:p text:style-name="P26"><text:a xlink:type="simple" xlink:href="http://ckeditor.com/blog/CKEditor-4.5.6-Released">http://ckeditor.com/blog/CKEditor-4.5.6-Released</text:a></text:p>
      <text:h text:style-name="P53" text:outline-level="1"><text:bookmark-start text:name="__RefHeading__739_824205956"/>Sonstige Änderungen<text:bookmark-end text:name="__RefHeading__739_824205956"/></text:h>
      <text:h text:style-name="Heading_20_2" text:outline-level="2"/>
      <text:h text:style-name="Heading_20_2" text:outline-level="2"><text:bookmark-start text:name="__RefHeading___Toc439_918909501"/>Änderungen der Datenbankstruktur<text:bookmark-end text:name="__RefHeading___Toc439_918909501"/></text:h>
      <text:p text:style-name="P8">In dieser Version wurden keine Änderungen an der Datenbank vorgenommen.</text:p>
      <text:p text:style-name="P9">Das update-Skript <text:span text:style-name="T2">im Upgrade-Paket </text:span>dient lediglich dazu, die Liste der installed_patches zurückzusetzen.</text:p>
      <text:p text:style-name="P9"/>
      <text:h text:style-name="P49" text:outline-level="2"><text:bookmark-start text:name="__RefHeading__483_502144810"/>Änderungen der API<text:bookmark-end text:name="__RefHeading__483_502144810"/></text:h>
      <text:p text:style-name="P10">Es wurden die weiter oben in dieser Dokumentation genannten API-Funktionen hinzugefügt.<text:line-break/>Diese Version von UliCMS enthält keine Änderungen, die die Kompatiblität brechen könnten.<text:line-break/>Alle Module und Themes die unter UliCMS 9.8.0 funktionieren, werden auch unter UliCMS 9.8.1 funktional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5-12-29T18:59:57.313218447">29.12.2015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3H2M35S</meta:editing-duration>
    <meta:editing-cycles>116</meta:editing-cycles>
    <meta:generator>LibreOffice/4.2.8.2$Linux_x86 LibreOffice_project/420m0$Build-2</meta:generator>
    <dc:date>2015-12-29T18:59:57.197352870</dc:date>
    <dc:creator>Ulrich Schmidt</dc:creator>
    <meta:document-statistic meta:table-count="0" meta:image-count="2" meta:object-count="0" meta:page-count="11" meta:paragraph-count="102" meta:word-count="643" meta:character-count="4887" meta:non-whitespace-character-count="4362"/>
  </office:meta>
</office:document-meta>
</file>